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e5a" officeooo:paragraph-rsid="001fbe5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/text:p>
      <text:p text:style-name="P1"><draw:frame draw:style-name="fr1" draw:name="Image1" text:anchor-type="char" svg:width="2.4173in" svg:height="2.4173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9:06:49.170917580</meta:creation-date>
    <dc:date>2022-03-04T19:10:03.586476076</dc:date>
    <meta:editing-duration>PT3M16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